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2pt" officeooo:paragraph-rsid="000e211e" style:font-size-asian="28pt" style:font-size-complex="32pt"/>
    </style:style>
    <style:style style:name="P2" style:family="paragraph" style:parent-style-name="Standard">
      <style:text-properties fo:font-size="16pt" officeooo:paragraph-rsid="000e211e" style:font-size-asian="14pt" style:font-size-complex="16pt"/>
    </style:style>
    <style:style style:name="P3" style:family="paragraph" style:parent-style-name="Standard">
      <style:text-properties fo:font-size="16pt" officeooo:rsid="000e211e" officeooo:paragraph-rsid="000e211e" style:font-size-asian="14pt" style:font-size-complex="16pt"/>
    </style:style>
    <style:style style:name="P4" style:family="paragraph" style:parent-style-name="Standard">
      <style:text-properties fo:font-size="16pt" officeooo:rsid="0016eb24" officeooo:paragraph-rsid="0016eb24" style:font-size-asian="14pt" style:font-size-complex="16pt"/>
    </style:style>
    <style:style style:name="P5" style:family="paragraph">
      <style:paragraph-properties fo:text-align="start"/>
      <style:text-properties style:text-line-through-style="none" style:text-line-through-type="none" fo:font-size="16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underline-style="solid" style:text-underline-width="auto" style:text-underline-color="font-color" officeooo:rsid="000e211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mat" form:control-implementation="ooo:com.sun.star.form.component.TextField" xml:id="control1" form:id="control1" form:current-value="MATRICULE" form:value="MATRICUL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" form:control-implementation="ooo:com.sun.star.form.component.TextField" xml:id="control2" form:id="control2" form:current-value="Prenom" form:value="Pren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" form:id="control3" form:current-value="email@gmail,com" form:value="email@gmail,c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" form:control-implementation="ooo:com.sun.star.form.component.TextField" xml:id="control4" form:id="control4" form:current-value="Nom" form:value="N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le" form:control-implementation="ooo:com.sun.star.form.component.TextField" xml:id="control5" form:id="control5" form:current-value="ADMINISTRATEUR" form:value="ADMINISTRATEU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mag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rCod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l" form:control-implementation="ooo:com.sun.star.form.component.TextField" xml:id="control8" form:id="control8" form:current-value="776864472" form:value="7768644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text:span text:style-name="T1">ENROULLEMENT</text:span> <text:s/></text:p>
      <text:p text:style-name="P2"><draw:control text:anchor-type="paragraph" draw:z-index="0" draw:name="Contrôle 1" draw:style-name="gr1" draw:text-style-name="P5" svg:width="5.425cm" svg:height="0.814cm" svg:x="4.075cm" svg:y="0.547cm" draw:control="control1"/><draw:control text:anchor-type="paragraph" draw:z-index="5" draw:name="Contrôle 6" draw:style-name="gr1" draw:text-style-name="P6" svg:width="4.442cm" svg:height="4.045cm" svg:x="14.769cm" svg:y="0.358cm" draw:control="control6"/></text:p>
      <text:p text:style-name="P3">Matricule <text:s text:c="3"/></text:p>
      <text:p text:style-name="P3"/>
      <text:p text:style-name="P3"><draw:control text:anchor-type="paragraph" draw:z-index="1" draw:name="Contrôle 2" draw:style-name="gr1" draw:text-style-name="P5" svg:width="5.425cm" svg:height="0.814cm" svg:x="4.055cm" svg:y="0.554cm" draw:control="control2"/></text:p>
      <text:p text:style-name="P3">Prenom <text:s text:c="32"/></text:p>
      <text:p text:style-name="P3"/>
      <text:p text:style-name="P3"><draw:control text:anchor-type="paragraph" draw:z-index="2" draw:name="Contrôle 3" draw:style-name="gr1" draw:text-style-name="P5" svg:width="5.425cm" svg:height="0.814cm" svg:x="4.092cm" svg:y="0.513cm" draw:control="control4"/></text:p>
      <text:p text:style-name="P3">Nom <text:s text:c="46"/></text:p>
      <text:p text:style-name="P3"/>
      <text:p text:style-name="P3"><draw:control text:anchor-type="paragraph" draw:z-index="3" draw:name="Contrôle 4" draw:style-name="gr1" draw:text-style-name="P5" svg:width="7.845cm" svg:height="0.814cm" svg:x="4.073cm" svg:y="0.534cm" draw:control="control3"/></text:p>
      <text:p text:style-name="P3">Email <text:s text:c="19"/></text:p>
      <text:p text:style-name="P3"/>
      <text:p text:style-name="P3"><draw:control text:anchor-type="paragraph" draw:z-index="7" draw:name="Contrôle 8" draw:style-name="gr1" draw:text-style-name="P5" svg:width="4.347cm" svg:height="0.814cm" svg:x="3.96cm" svg:y="0.579cm" draw:control="control8"/></text:p>
      <text:p text:style-name="P4">Telephone <text:s text:c="10"/></text:p>
      <text:p text:style-name="P3"/>
      <text:p text:style-name="P3"><draw:control text:anchor-type="paragraph" draw:z-index="4" draw:name="Contrôle 5" draw:style-name="gr1" draw:text-style-name="P5" svg:width="9.6cm" svg:height="0.814cm" svg:x="4.131cm" svg:y="0.534cm" draw:control="control5"/></text:p>
      <text:p text:style-name="P3">Fonction <text:s text:c="14"/></text:p>
      <text:p text:style-name="P3"/>
      <text:p text:style-name="P1"><draw:control text:anchor-type="paragraph" draw:z-index="6" draw:name="Contrôle 7" draw:style-name="gr1" draw:text-style-name="P6" svg:width="6.444cm" svg:height="5.599cm" svg:x="12.748cm" svg:y="0.18cm" draw:control="control7"/><text:s text:c="2"/></text:p>
      <text:p text:style-name="P1"/>
      <text:p text:style-name="P1"/>
      <text:p text:style-name="P1"/>
      <text:p text:style-name="P1"/>
      <text:p text:style-name="P1">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78cm" fo:margin-right="0.6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2T11:02:10.110000000</dc:date>
    <meta:editing-duration>PT38M44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9" meta:word-count="8" meta:character-count="250" meta:non-whitespace-character-count="103"/>
  </office:meta>
</office:document-meta>
</file>